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ahoma" svg:font-family="Tahoma"/>
    <style:font-face style:name="Times New Roman" svg:font-family="Times New Roman"/>
    <style:font-face style:name="Verdana" svg:font-family="Verdana"/>
  </office:font-face-decls>
  <office:automatic-styles>
    <style:style style:name="Table1" style:family="table">
      <style:table-properties style:width="7.0in" table:align="margins"/>
    </style:style>
    <style:style style:name="P1" style:family="paragraph" style:parent-style-name="Standard">
      <style:text-properties style:font-name="Tahoma" fo:font-size="12.0pt" fo:color="#000000"/>
    </style:style>
    <style:style style:name="P2" style:family="paragraph" style:parent-style-name="Standard">
      <style:text-properties style:font-name="Times New Roman" fo:font-size="12.0pt"/>
    </style:style>
    <style:style style:name="P3" style:family="paragraph" style:parent-style-name="Standard">
      <style:paragraph-properties fo:text-align="center"/>
      <style:text-properties style:font-name="Tahoma" fo:font-size="26.0pt"/>
    </style:style>
    <style:style style:name="P4" style:family="paragraph" style:parent-style-name="Standard">
      <style:paragraph-properties fo:text-align="center"/>
      <style:text-properties style:font-name="Verdana" fo:font-size="26.0pt" fo:color="#ff3333"/>
    </style:style>
    <style:style style:name="P5" style:family="paragraph" style:parent-style-name="Standard">
      <style:paragraph-properties fo:text-align="center"/>
      <style:text-properties style:font-name="Verdana" fo:font-size="26.0pt" fo:color="#000000"/>
    </style:style>
    <style:style style:name="P6" style:family="paragraph" style:parent-style-name="Standard">
      <style:paragraph-properties fo:text-align="center"/>
      <style:text-properties style:font-name="Verdana" fo:font-size="26.0pt"/>
    </style:style>
    <style:style style:name="P7" style:family="paragraph" style:parent-style-name="Standard">
      <style:paragraph-properties fo:text-align="center"/>
      <style:text-properties style:font-name="Verdana" fo:font-size="18.0pt"/>
    </style:style>
    <style:style style:name="P8" style:family="paragraph" style:parent-style-name="Standard">
      <style:text-properties style:font-name="Verdana" fo:font-size="12.0pt" fo:color="#ff3333"/>
    </style:style>
    <style:style style:name="P9" style:family="paragraph" style:parent-style-name="Standard">
      <style:paragraph-properties fo:text-align="center"/>
      <style:text-properties style:font-name="Tahoma" fo:font-size="12.0pt" fo:color="#000000"/>
    </style:style>
    <style:style style:name="P10" style:family="paragraph" style:parent-style-name="Standard">
      <style:paragraph-properties fo:text-align="center"/>
      <style:text-properties style:font-name="Verdana" fo:font-size="12.0pt" fo:color="#000000"/>
    </style:style>
    <style:style style:name="P11" style:family="paragraph" style:parent-style-name="Standard">
      <style:paragraph-properties fo:text-align="center"/>
      <style:text-properties style:font-name="Verdana" fo:font-size="12.0pt" fo:color="#ff3333"/>
    </style:style>
    <style:style style:name="P12" style:family="paragraph" style:parent-style-name="Standard">
      <style:text-properties style:font-name="Verdana" fo:font-size="16.0pt"/>
    </style:style>
    <style:style style:name="P13" style:family="paragraph" style:parent-style-name="Standard">
      <style:text-properties style:font-name="Verdana" fo:font-size="12.0pt"/>
    </style:style>
    <style:style style:name="P14" style:family="paragraph" style:parent-style-name="Standard">
      <style:paragraph-properties fo:margin-left="0.5000in" fo:text-indent="-0.5000in">
        <style:tab-stops>
          <style:tab-stop style:position="0.1528in"/>
          <style:tab-stop style:position="0.5000in"/>
        </style:tab-stops>
      </style:paragraph-properties>
      <style:text-properties style:font-name="Verdana" fo:font-size="12.0pt"/>
    </style:style>
    <style:style style:name="P15" style:family="paragraph" style:parent-style-name="Standard">
      <style:paragraph-properties fo:margin-left="1.0000in" fo:text-indent="-1.0000in">
        <style:tab-stops>
          <style:tab-stop style:position="0.6528in"/>
          <style:tab-stop style:position="1.0000in"/>
        </style:tab-stops>
      </style:paragraph-properties>
      <style:text-properties style:font-name="Verdana" fo:font-size="12.0pt"/>
    </style:style>
    <style:style style:name="P16" style:family="paragraph" style:parent-style-name="Standard">
      <style:paragraph-properties>
        <style:tab-stops>
          <style:tab-stop style:position="0.3937in"/>
          <style:tab-stop style:position="0.7874in"/>
        </style:tab-stops>
      </style:paragraph-properties>
      <style:text-properties style:font-name="Verdana" fo:font-size="12.0pt"/>
    </style:style>
    <style:style style:name="P17" style:family="paragraph" style:parent-style-name="Standard">
      <style:paragraph-properties fo:margin-left="0.5000in" fo:text-indent="-0.5000in">
        <style:tab-stops>
          <style:tab-stop style:position="0.1528in"/>
          <style:tab-stop style:position="0.5000in"/>
        </style:tab-stops>
      </style:paragraph-properties>
      <style:text-properties style:font-name="Verdana" fo:font-size="14.0pt"/>
    </style:style>
    <style:style style:name="P18" style:family="paragraph" style:parent-style-name="Standard">
      <style:text-properties style:font-name="Verdana" fo:font-size="12.0pt" fo:color="#000000"/>
    </style:style>
    <style:style style:name="P19" style:family="paragraph" style:parent-style-name="Standard">
      <style:paragraph-properties fo:margin-left="0.5000in" fo:text-indent="-0.5000in">
        <style:tab-stops>
          <style:tab-stop style:position="0.1528in"/>
          <style:tab-stop style:position="0.5000in"/>
        </style:tab-stops>
      </style:paragraph-properties>
      <style:text-properties style:font-name="Verdana" fo:font-size="12.0pt" fo:color="#ff3333"/>
    </style:style>
    <style:style style:name="P20"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Verdana" fo:font-size="12.0pt" fo:color="#ff3333"/>
    </style:style>
    <style:style style:name="T1" style:family="text">
      <style:text-properties style:text-underline-style="solid"/>
    </style:style>
    <style:style style:name="T2" style:family="text">
      <style:text-properties fo:font-style="italic" fo:font-style-asian="italic" fo:font-style-complex="italic" style:text-underline-style="solid"/>
    </style:style>
    <style:style style:name="T3" style:family="text">
      <style:text-properties fo:font-weight="bold" fo:font-weight-asian="bold" fo:font-weight-complex="bold"/>
    </style:style>
    <style:style style:name="T4" style:family="text">
      <style:text-properties fo:color="#000000"/>
    </style:style>
    <style:style style:name="T5" style:family="text">
      <style:text-properties fo:font-style="italic" fo:font-style-asian="italic" fo:font-style-complex="italic"/>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style>
    <text:list-style style:name="L2">
      <text:list-level-style-number text:level="1" style:num-suffix="." style:num-format="1">
        <style:list-level-properties text:space-before="0.25in" text:min-label-width="0.25in"/>
      </text:list-level-style-number>
    </text:list-style>
    <text:list-style style:name="L3">
      <text:list-level-style-bullet text:level="1" text:bullet-char="⁃">
        <style:list-level-properties text:space-before="0.25in" text:min-label-width="0.25in"/>
      </text:list-level-style-bullet>
    </text:list-style>
  </office:automatic-styles>
  <office:body>
    <office:text>
      <table:table table:name="Table1" table:style-name="Table1">
        <table:table-column table:style-name="TableColumn1"/>
        <table:table-column table:style-name="TableColumn1"/>
        <table:table-row>
          <table:table-cell table:style-name="TableCell1">
            <text:p text:style-name="P1">Technische Hochschule Ostwestfalen-Lippe</text:p>
            <text:p text:style-name="P1">Fachbereich Elektrotechnik und Technische Informatik</text:p>
            <text:p text:style-name="P1">Modul "Software Lifecycle Management"</text:p>
          </table:table-cell>
          <table:table-cell table:style-name="TableCell1">
            <text:p text:style-name="P1">Philip Holstein, Felix Schnüll, Tim Zarges, Joscha Lahl<text:line-break/>05.06.2024</text:p>
          </table:table-cell>
        </table:table-row>
      </table:table>
      <text:p text:style-name="P2"/>
      <text:p text:style-name="P3"><text:span text:style-name="T1"/></text:p>
      <text:p text:style-name="P4"><text:span text:style-name="T1"/></text:p>
      <text:p text:style-name="P5">DreamCatcher</text:p>
      <text:p text:style-name="P6"><text:span text:style-name="T1"/></text:p>
      <text:p text:style-name="P6"><text:span text:style-name="T1"/></text:p>
      <text:p text:style-name="P6">Lastenheft</text:p>
      <text:p text:style-name="P4"><text:span text:style-name="T1"/></text:p>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Philip Holstein, Felix Schnüll, Tim Zarges, Joscha Lahl</text:p>
      <text:p text:style-name="P10">philip.holstein@stud.th-owl.de</text:p>
      <text:p text:style-name="P10">05.06.2024</text:p>
      <text:p text:style-name="P10"/>
      <text:p text:style-name="P11"><text:span text:style-name="T2"/></text:p>
      <text:p text:style-name="P12">Inhaltsverzeichnis</text:p>
      <text:p text:style-name="P13"><text:span text:style-name="T3"/></text:p>
      <text:list text:style-name="L1">
        <text:list-item>
          <text:p text:style-name="P14"><text:span text:style-name="T3">Formales </text:span>(formality)</text:p>
          <text:list>
            <text:list-item>
              <text:p text:style-name="P15">Dokumentversionen (document versions)</text:p>
            </text:list-item>
            <text:list-item>
              <text:p text:style-name="P15">Namen von Software und Hersteller (producer and software names)</text:p>
            </text:list-item>
            <text:list-item>
              <text:p text:style-name="P15">Ansprechpartner und Kontaktinformationen (contact persons and details)</text:p>
            </text:list-item>
            <text:list-item>
              <text:p text:style-name="P15">Definitionen, Akronyme und Abkürzungen (definitions)</text:p>
            </text:list-item>
            <text:list-item>
              <text:p text:style-name="P15">Referenzen (references)</text:p>
            </text:list-item>
          </text:list>
        </text:list-item>
      </text:list>
      <text:p text:style-name="P13"/>
      <text:list text:style-name="L1">
        <text:list-item>
          <text:p text:style-name="P14"><text:span text:style-name="T3">Beschreibung</text:span><text:s/>(description)</text:p>
          <text:list>
            <text:list-item>
              <text:p text:style-name="P15">Zweck des Anforderungsdokuments (purpose)</text:p>
            </text:list-item>
            <text:list-item>
              <text:p text:style-name="P15">Zielbestimmung des Produkts (goals)</text:p>
            </text:list-item>
            <text:list-item>
              <text:p text:style-name="P15">Anwendungsbereiche des Produkts (scope)</text:p>
            </text:list-item>
            <text:list-item>
              <text:p text:style-name="P15">Produktperspektive (perspective)</text:p>
            </text:list-item>
            <text:list-item>
              <text:p text:style-name="P15">Funktionale Anforderungen (functional requirements)</text:p>
            </text:list-item>
            <text:list-item>
              <text:p text:style-name="P15">Daten (data)</text:p>
            </text:list-item>
            <text:list-item>
              <text:p text:style-name="P15">Nicht-Funktionale Anforderungen (non-functional requirements)</text:p>
            </text:list-item>
            <text:list-item>
              <text:p text:style-name="P15">Allgemeine Beschränkungen (general constraints)</text:p>
            </text:list-item>
            <text:list-item>
              <text:p text:style-name="P15">Voraussetzungen (assumptions)</text:p>
            </text:list-item>
            <text:list-item>
              <text:p text:style-name="P15">Abhängigkeiten (dependencies)</text:p>
            </text:list-item>
            <text:list-item>
              <text:p text:style-name="P15">Abnahmekriterien (acceptance criteria)</text:p>
            </text:list-item>
            <text:list-item>
              <text:p text:style-name="P15">Ergänzungen (supplement)</text:p>
            </text:list-item>
          </text:list>
        </text:list-item>
      </text:list>
      <text:p text:style-name="P13"/>
      <text:list text:style-name="L1">
        <text:list-item>
          <text:p text:style-name="P14"><text:span text:style-name="T3">Anhang</text:span><text:s/>(appendix)</text:p>
          <text:list>
            <text:list-item>
              <text:p text:style-name="P15">Diagramme (diagrams)</text:p>
            </text:list-item>
            <text:list-item>
              <text:p text:style-name="P15">Tabellen (tables)</text:p>
            </text:list-item>
            <text:list-item>
              <text:p text:style-name="P15">Sonstiges (miscellaneous)</text:p>
            </text:list-item>
          </text:list>
        </text:list-item>
      </text:list>
      <text:p text:style-name="P16"/>
      <text:list text:style-name="L2">
        <text:list-item>
          <text:p text:style-name="P17"><text:span text:style-name="T3">Formales </text:span>(formality)</text:p>
        </text:list-item>
      </text:list>
      <text:p text:style-name="P13"/>
      <text:list text:style-name="L1">
        <text:list-item>
          <text:list>
            <text:list-item>
              <text:p text:style-name="P15">Dokumentversionen (document versions)</text:p>
            </text:list-item>
          </text:list>
        </text:list-item>
      </text:list>
      <text:p text:style-name="P12"/>
      <table:table table:name="Table2" table:style-name="Table1">
        <table:table-column table:style-name="TableColumn1"/>
        <table:table-column table:style-name="TableColumn1"/>
        <table:table-column table:style-name="TableColumn1"/>
        <table:table-column table:style-name="TableColumn1"/>
        <table:table-row>
          <table:table-cell table:style-name="TableCell1">
            <text:p text:style-name="P13">Version</text:p>
          </table:table-cell>
          <table:table-cell table:style-name="TableCell1">
            <text:p text:style-name="P13">Datum</text:p>
          </table:table-cell>
          <table:table-cell table:style-name="TableCell1">
            <text:p text:style-name="P13">Bearbeiter</text:p>
          </table:table-cell>
          <table:table-cell table:style-name="TableCell1">
            <text:p text:style-name="P13">Beschreibung, Änderung</text:p>
          </table:table-cell>
        </table:table-row>
        <table:table-row>
          <table:table-cell table:style-name="TableCell1">
            <text:p text:style-name="P18">1.0</text:p>
            <text:p text:style-name="P18"/>
          </table:table-cell>
          <table:table-cell table:style-name="TableCell1">
            <text:p text:style-name="P18">16.05.24</text:p>
          </table:table-cell>
          <table:table-cell table:style-name="TableCell1">
            <text:p text:style-name="P18">Holstein</text:p>
          </table:table-cell>
          <table:table-cell table:style-name="TableCell1">
            <text:p text:style-name="P18">Ersterstellung</text:p>
          </table:table-cell>
        </table:table-row>
        <table:table-row>
          <table:table-cell table:style-name="TableCell1">
            <text:p text:style-name="P18">1.1</text:p>
          </table:table-cell>
          <table:table-cell table:style-name="TableCell1">
            <text:p text:style-name="P18">17.05.24</text:p>
          </table:table-cell>
          <table:table-cell table:style-name="TableCell1">
            <text:p text:style-name="P18">Holstein</text:p>
          </table:table-cell>
          <table:table-cell table:style-name="TableCell1">
            <text:p text:style-name="P18">Ergänzung: c) d) e)</text:p>
          </table:table-cell>
        </table:table-row>
        <table:table-row>
          <table:table-cell table:style-name="TableCell1">
            <text:p text:style-name="P18">1.2</text:p>
          </table:table-cell>
          <table:table-cell table:style-name="TableCell1">
            <text:p text:style-name="P18">26.05.24</text:p>
          </table:table-cell>
          <table:table-cell table:style-name="TableCell1">
            <text:p text:style-name="P18">Lahl</text:p>
          </table:table-cell>
          <table:table-cell table:style-name="TableCell1">
            <text:p text:style-name="P18">Ergänzung: </text:p>
          </table:table-cell>
        </table:table-row>
      </table:table>
      <text:p text:style-name="P13"/>
      <text:list text:style-name="L1">
        <text:list-item>
          <text:list>
            <text:list-item>
              <text:p text:style-name="P15">Namen von Software und Hersteller (producer and software names)</text:p>
            </text:list-item>
          </text:list>
        </text:list-item>
      </text:list>
      <text:p text:style-name="P13"/>
      <text:p text:style-name="P13">Softwarename: <text:tab/><text:tab/><text:tab/>DreamCatcher</text:p>
      <text:p text:style-name="P13">Herstellende Firma: <text:tab/><text:tab/>Dreams GmbH &amp; Co. KG</text:p>
      <text:p text:style-name="P13"/>
      <text:p text:style-name="P13"/>
      <text:list text:style-name="L1">
        <text:list-item>
          <text:list>
            <text:list-item>
              <text:p text:style-name="P15">Ansprechpartner und Kontaktinformationen (contact persons and details)</text:p>
            </text:list-item>
          </text:list>
        </text:list-item>
      </text:list>
      <text:p text:style-name="P13"/>
      <text:p text:style-name="P13">Projektleiter: <text:tab/></text:p>
      <text:p text:style-name="P18"><text:span text:style-name="T4">Philip Holstein<text:tab/><text:tab/>– <text:tab/></text:span><text:a xlink:type="simple" xlink:href="mailto:philip.holstein@stud.th-owl.de">philip.holstein@stud.th-owl.de</text:a></text:p>
      <text:p text:style-name="P18"><text:line-break/>Entwickler:<text:line-break/>Philip Holstein,Felix Schnüll, Tim Zarges, Joscha Lahl</text:p>
      <text:p text:style-name="P8"><text:span text:style-name="T5"/></text:p>
      <text:p text:style-name="P13"/>
      <text:list text:style-name="L1">
        <text:list-item>
          <text:list>
            <text:list-item>
              <text:p text:style-name="P15">Definitionen, Akronyme und Abkürzungen (definitions)</text:p>
            </text:list-item>
          </text:list>
        </text:list-item>
      </text:list>
      <text:p text:style-name="P8"><text:span text:style-name="T5"/></text:p>
      <text:p text:style-name="P8"><text:span text:style-name="T5">----</text:span></text:p>
      <text:p text:style-name="P13"/>
      <text:list text:style-name="L1">
        <text:list-item>
          <text:list>
            <text:list-item>
              <text:p text:style-name="P15">Referenzen (references)</text:p>
            </text:list-item>
          </text:list>
        </text:list-item>
      </text:list>
      <text:p text:style-name="P13"/>
      <text:p text:style-name="P8"><text:span text:style-name="T5">----</text:span></text:p>
      <text:p text:style-name="P13"/>
      <text:list text:style-name="L2">
        <text:list-item>
          <text:p text:style-name="P17"><text:span text:style-name="T3">Beschreibung</text:span><text:s/>(description)</text:p>
        </text:list-item>
      </text:list>
      <text:p text:style-name="P13"/>
      <text:list text:style-name="L1">
        <text:list-item>
          <text:list>
            <text:list-item>
              <text:p text:style-name="P15">Zweck des Anforderungsdokuments (purpose)</text:p>
            </text:list-item>
          </text:list>
        </text:list-item>
      </text:list>
      <text:p text:style-name="P13"/>
      <text:p text:style-name="P18">Dieses Lastenheft erfasst die notwendigen Anforderungen für die erfolgreiche Umsetzung des Projekts. Es enthält die Spezifikationen der Software und deren Funktionalitäten. Das Dokument dient als Orientierungshilfe für die Entwicklung, die von der beauftragten Firma durchgeführt wird. Es wird der beauftragten Firma zur Verfügung gestellt.</text:p>
      <text:p text:style-name="P13"/>
      <text:list text:style-name="L1">
        <text:list-item>
          <text:list>
            <text:list-item>
              <text:p text:style-name="P15">Zielbestimmung des Produktseinsatzes (goals)</text:p>
            </text:list-item>
          </text:list>
        </text:list-item>
      </text:list>
      <text:p text:style-name="P13"/>
      <text:p text:style-name="P13">Die Software "DreamCatcher" soll es Nutzern ermöglichen ihre Träume papierlos auf einem Mobilgerät zu erfassen und zu verwalten. </text:p>
      <text:p text:style-name="P13"/>
      <text:list text:style-name="L1">
        <text:list-item>
          <text:list>
            <text:list-item>
              <text:p text:style-name="P15">Anwendungsbereiche des Produkts (scope)</text:p>
            </text:list-item>
          </text:list>
        </text:list-item>
      </text:list>
      <text:p text:style-name="P13"/>
      <text:p text:style-name="P13">Um es dem Nutzer möglich einfach zu machen, seine Träume kurz nach dem aufwachen zu notieren, ist die Software primär als App für Smartphones gedacht. Um möglichst viele Nutzer anzusprechen wird das Betriebssystem Android als Zielsystem betrachtet. </text:p>
      <text:p text:style-name="P13">Die App wird von Privatnutzern täglich nach dem Aufwachen genutzt und soll über den Google App Store installiert werden können.</text:p>
      <text:p text:style-name="P13"/>
      <text:list text:style-name="L1">
        <text:list-item>
          <text:list>
            <text:list-item>
              <text:p text:style-name="P15">Produktperspektive (perspective)</text:p>
            </text:list-item>
          </text:list>
        </text:list-item>
      </text:list>
      <text:p text:style-name="P13"/>
      <text:p text:style-name="P13">Träume spiegeln unser Unterbewusstsein wider und bieten wertvolle Einblicke in unsere Emotionen, Gedanken und Wünsche. Das Führen eines Traumtagebuchs kann die Erinnerung an Träume verbessern, die Kreativität fördern und sogar bei der Lösung von Problemen helfen. Früher wurden Traumtagebücher, wie der Name schon sagt, auf Papier (z.Bsp. in Form eines Buchs) geführt. <text:s/>Jedoch vergessen Menschen nach dem Aufwachen meist in kurzer Zeit was sie in der Nacht geträumt haben. Man hat also nur einen kurzen Zeitraum um diese Träume festzuhalten. Das Führen eines klassischen Traumtagebuchs ist hingegen mit einem gewissen zeitlichen Aufwand verbunden und es ist nur schwer möglich, auf eine vernünftige Art und Weise, Einträge zu ergänzen. Durch eine Software in Form einer App können die Nachteile der klassischen Tagebuchführung minimiert werden. Da die meisten Menschen ihr Smartphone auch als Wecker verwenden, liegt dieses meist griffbereit in der Nähe des Betts. Außerdem bietet eine App die Möglichkeit, Einträge zu ergänzen. Das Produkt soll OpenSource sein und nicht kommerzialisiert werden. Durch die OpenSource-Struktur kann die Software auch dann noch weiterentwickelt bzw. gewartet werden, wenn die ursprünglichen Entwickler nicht mehr daran arbeiten.</text:p>
      <text:p text:style-name="P13"/>
      <text:list text:style-name="L1">
        <text:list-item>
          <text:list>
            <text:list-item>
              <text:p text:style-name="P15">Funktionale Anforderungen (functional requirements)</text:p>
            </text:list-item>
          </text:list>
        </text:list-item>
      </text:list>
      <text:p text:style-name="P13"/>
      <text:p text:style-name="P13">- Erstellen eines neuen Eintrags</text:p>
      <text:p text:style-name="P13">- Übersicht zu vergangenen/existierenden Einträgen</text:p>
      <text:p text:style-name="P13">- Bearbeiten von Einträgen</text:p>
      <text:p text:style-name="P8"/>
      <text:list text:style-name="L1">
        <text:list-item>
          <text:list>
            <text:list-item>
              <text:p text:style-name="P15">Daten (data)</text:p>
            </text:list-item>
          </text:list>
        </text:list-item>
      </text:list>
      <text:p text:style-name="P13"/>
      <text:p text:style-name="P18">Textdaten: Texte die der Nutzer verfasst hat werden gespeichert.</text:p>
      <text:p text:style-name="P18">Zeitdaten: Datum &amp; Uhrzeit der verfassten Texte werden gespeichert.</text:p>
      <text:p text:style-name="P18">Speicherbedarf: Hängt vom Umfang der Nutzung ab. Die App selber sollte aber nicht größer als 10MB sein.</text:p>
      <text:p text:style-name="P18">Alle Daten werden Lokal gespeichert.</text:p>
      <text:p text:style-name="P13"/>
      <text:list text:style-name="L1">
        <text:list-item>
          <text:list>
            <text:list-item>
              <text:p text:style-name="P15">Nicht-Funktionale Anforderungen (non-functional requirements)</text:p>
            </text:list-item>
          </text:list>
        </text:list-item>
      </text:list>
      <text:p text:style-name="P8"/>
      <text:p text:style-name="P8"/>
      <table:table table:name="Table3" table:style-name="Table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13"><text:span text:style-name="T3">Produktqualität</text:span></text:p>
          </table:table-cell>
          <table:table-cell table:style-name="TableCell1">
            <text:p text:style-name="P13">Kommentar</text:p>
          </table:table-cell>
          <table:table-cell table:style-name="TableCell1">
            <text:p text:style-name="P13">Hoch</text:p>
          </table:table-cell>
          <table:table-cell table:style-name="TableCell1">
            <text:p text:style-name="P13">Normal</text:p>
          </table:table-cell>
          <table:table-cell table:style-name="TableCell1">
            <text:p text:style-name="P13">Nicht relevant</text:p>
          </table:table-cell>
        </table:table-row>
        <table:table-row>
          <table:table-cell table:style-name="TableCell1">
            <text:p text:style-name="P13">Funktionalität</text:p>
          </table:table-cell>
          <table:table-cell table:style-name="TableCell1">
            <text:p text:style-name="P13">- Die App soll auf Android Smartphones lauffähig sein.</text:p>
            <text:p text:style-name="P13">- Die App ermöglicht es einem über eine Bildschirmtastatur Texte zu verfassen und diese lokal auf dem Gerät zu speichern. Die Ansicht für das Verfassen des Textes soll beim aufrufen der App sofort aufgerufen werden.</text:p>
            <text:p text:style-name="P13">- Die App bietet eine Ansicht um gespeicherte Texte erneut anzuschauen. Über das wischen mit dem Finger nach links oder rechts soll man die Texte wechseln können.</text:p>
          </table:table-cell>
          <table:table-cell table:style-name="TableCell1">
            <text:p text:style-name="P18">x</text:p>
          </table:table-cell>
          <table:table-cell table:style-name="TableCell1">
            <text:p text:style-name="P8"/>
          </table:table-cell>
          <table:table-cell table:style-name="TableCell1">
            <text:p text:style-name="P8"/>
          </table:table-cell>
        </table:table-row>
        <table:table-row>
          <table:table-cell table:style-name="TableCell1">
            <text:p text:style-name="P13">Leistungseffizienz</text:p>
          </table:table-cell>
          <table:table-cell table:style-name="TableCell1">
            <text:p text:style-name="P18">Die App hat einen Dynamischen Bedarf an</text:p>
            <text:p text:style-name="P18">Speicherplatz, da Text und gegebenenfalls</text:p>
            <text:p text:style-name="P18">Bilder- und Audiodateien gespeichert</text:p>
            <text:p text:style-name="P18">werden. Der statische Speicherbedarf sollte</text:p>
            <text:p text:style-name="P18">10MB nicht überschreiten.</text:p>
            <text:p text:style-name="P18">Die App sollte auch auf sehr leistungsarmen</text:p>
            <text:p text:style-name="P18">Geräten laufen können.</text:p>
            <text:p text:style-name="P18">Mindestanforderung: 1 GB RAM, 1.2 GHz</text:p>
            <text:p text:style-name="P18">Prozessor.</text:p>
          </table:table-cell>
          <table:table-cell table:style-name="TableCell1">
            <text:p text:style-name="P8"/>
          </table:table-cell>
          <table:table-cell table:style-name="TableCell1">
            <text:p text:style-name="P18">x</text:p>
          </table:table-cell>
          <table:table-cell table:style-name="TableCell1">
            <text:p text:style-name="P8"/>
          </table:table-cell>
        </table:table-row>
        <table:table-row>
          <table:table-cell table:style-name="TableCell1">
            <text:p text:style-name="P13">Kompabilität</text:p>
          </table:table-cell>
          <table:table-cell table:style-name="TableCell1">
            <text:p text:style-name="P18">Die App sollte auf allen Android</text:p>
            <text:p text:style-name="P18">Smartphones ab Android 8.0 laufen.</text:p>
          </table:table-cell>
          <table:table-cell table:style-name="TableCell1">
            <text:p text:style-name="P18">x</text:p>
          </table:table-cell>
          <table:table-cell table:style-name="TableCell1">
            <text:p text:style-name="P8"/>
          </table:table-cell>
          <table:table-cell table:style-name="TableCell1">
            <text:p text:style-name="P8"/>
          </table:table-cell>
        </table:table-row>
        <table:table-row>
          <table:table-cell table:style-name="TableCell1">
            <text:p text:style-name="P13">Benutzbarkeit</text:p>
          </table:table-cell>
          <table:table-cell table:style-name="TableCell1">
            <text:p text:style-name="P18">Die Benutzersprache ist Englisch.</text:p>
            <text:p text:style-name="P18">Es sollen möglichst wenige Bedienelemente</text:p>
            <text:p text:style-name="P18">zu sehen sein. Die Bedienelemente sollten</text:p>
            <text:p text:style-name="P18">auf Daumenhöhe (Unterer Rand) platziert</text:p>
            <text:p text:style-name="P18">werden. Gegebenenfalls sollte das Wischen</text:p>
            <text:p text:style-name="P18">über den Bildschirm das einfache Wechseln</text:p>
            <text:p text:style-name="P18">zwischen Einträgen ermöglichen.</text:p>
          </table:table-cell>
          <table:table-cell table:style-name="TableCell1">
            <text:p text:style-name="P18">x</text:p>
          </table:table-cell>
          <table:table-cell table:style-name="TableCell1">
            <text:p text:style-name="P8"/>
          </table:table-cell>
          <table:table-cell table:style-name="TableCell1">
            <text:p text:style-name="P8"/>
          </table:table-cell>
        </table:table-row>
        <table:table-row>
          <table:table-cell table:style-name="TableCell1">
            <text:p text:style-name="P13">Zuverlässigkeit</text:p>
          </table:table-cell>
          <table:table-cell table:style-name="TableCell1">
            <text:p text:style-name="P18">Abstürze und Errors sollten in einem</text:p>
            <text:p text:style-name="P18">Errorlog hinterlegt werden.</text:p>
            <text:p text:style-name="P18">Es wird in Kauf genommen das Texte</text:p>
            <text:p text:style-name="P18">verloren gehen, falls die App während des</text:p>
            <text:p text:style-name="P18">Schreibens abstürzt.</text:p>
          </table:table-cell>
          <table:table-cell table:style-name="TableCell1">
            <text:p text:style-name="P8"/>
          </table:table-cell>
          <table:table-cell table:style-name="TableCell1">
            <text:p text:style-name="P8"/>
          </table:table-cell>
          <table:table-cell table:style-name="TableCell1">
            <text:p text:style-name="P18">x</text:p>
          </table:table-cell>
        </table:table-row>
        <table:table-row>
          <table:table-cell table:style-name="TableCell1">
            <text:p text:style-name="P13">Sicherheit</text:p>
          </table:table-cell>
          <table:table-cell table:style-name="TableCell1">
            <text:p text:style-name="P18">Die Daten werden nur Lokal hinterlegt und</text:p>
            <text:p text:style-name="P18">somit nur von einer Person einsehbar die</text:p>
            <text:p text:style-name="P18">bereits vollen Zugriff auf das Smartphones</text:p>
            <text:p text:style-name="P18">hat. Die Daten werden nicht noch zusätzlich</text:p>
            <text:p text:style-name="P18">verschlüsselt.</text:p>
          </table:table-cell>
          <table:table-cell table:style-name="TableCell1">
            <text:p text:style-name="P8"/>
          </table:table-cell>
          <table:table-cell table:style-name="TableCell1">
            <text:p text:style-name="P8"/>
          </table:table-cell>
          <table:table-cell table:style-name="TableCell1">
            <text:p text:style-name="P18">x</text:p>
          </table:table-cell>
        </table:table-row>
        <table:table-row>
          <table:table-cell table:style-name="TableCell1">
            <text:p text:style-name="P13">Änderbarkeit</text:p>
          </table:table-cell>
          <table:table-cell table:style-name="TableCell1">
            <text:p text:style-name="P18">Die verschiedenen Ansichten sollten als</text:p>
            <text:p text:style-name="P18">voneinander unabhängige Module entwickelt werden, sodass weitere Funktionalitäten als</text:p>
            <text:p text:style-name="P18">in Form von weiteren Ansichten ergänzt</text:p>
            <text:p text:style-name="P18">werden können</text:p>
          </table:table-cell>
          <table:table-cell table:style-name="TableCell1">
            <text:p text:style-name="P8"/>
          </table:table-cell>
          <table:table-cell table:style-name="TableCell1">
            <text:p text:style-name="P18">x</text:p>
          </table:table-cell>
          <table:table-cell table:style-name="TableCell1">
            <text:p text:style-name="P8"/>
          </table:table-cell>
        </table:table-row>
        <table:table-row>
          <table:table-cell table:style-name="TableCell1">
            <text:p text:style-name="P13">Übertragbarkeit</text:p>
          </table:table-cell>
          <table:table-cell table:style-name="TableCell1">
            <text:p text:style-name="P18">Keine Anforderung.</text:p>
          </table:table-cell>
          <table:table-cell table:style-name="TableCell1">
            <text:p text:style-name="P8"/>
          </table:table-cell>
          <table:table-cell table:style-name="TableCell1">
            <text:p text:style-name="P8"/>
          </table:table-cell>
          <table:table-cell table:style-name="TableCell1">
            <text:p text:style-name="P18">x</text:p>
          </table:table-cell>
        </table:table-row>
      </table:table>
      <text:list text:style-name="L3">
        <text:list-item>
          <text:p text:style-name="P19"/>
        </text:list-item>
      </text:list>
      <text:p text:style-name="P8"/>
      <text:p text:style-name="P13"/>
      <text:list text:style-name="L1">
        <text:list-item>
          <text:list>
            <text:list-item>
              <text:p text:style-name="P15">Allgemeine Beschränkungen (general constrains) &amp; Voraussetzungen (assumptions)</text:p>
            </text:list-item>
          </text:list>
        </text:list-item>
      </text:list>
      <text:p text:style-name="P13"/>
      <text:p text:style-name="P18">Das Android Smartphone muss über eine Art Tastatur (physisch oder Bildschirmtastatur) verfügen. Der Nutzer sollte die englische Sprache verstehen. Die Texte selbst können zumindest in beliebiger Sprache, welche lateinische Buchstaben nutzt verfasst werden.</text:p>
      <text:p text:style-name="P13"/>
      <text:list text:style-name="L1">
        <text:list-item>
          <text:list>
            <text:list-item>
              <text:p text:style-name="P15">Abhängigkeiten (dependencies)</text:p>
            </text:list-item>
          </text:list>
        </text:list-item>
      </text:list>
      <text:p text:style-name="P13"/>
      <text:p text:style-name="P18">Die Entwicklung und Instandhaltung der App hängen stark von der Kompatibilität des genutzten Frameworks mit neuen Android Versionen ab.</text:p>
      <text:p text:style-name="P8"/>
      <text:list text:style-name="L1">
        <text:list-item>
          <text:list>
            <text:list-item>
              <text:p text:style-name="P15">Abnahmekriterien (acceptance criteria)</text:p>
            </text:list-item>
          </text:list>
        </text:list-item>
      </text:list>
      <text:p text:style-name="P13"/>
      <text:p text:style-name="P18">- Alle beschriebenen Funktionalen Anforderungen sind implementiert.</text:p>
      <text:p text:style-name="P18">- Die App erfüllt die Komptabilität mit Android Smartphones (&gt;= 8.0)</text:p>
      <text:p text:style-name="P13"><text:span text:style-name="T3"/></text:p>
      <text:p text:style-name="P13"><text:span text:style-name="T3"/></text:p>
      <text:list text:style-name="L2">
        <text:list-item>
          <text:p text:style-name="P17"><text:span text:style-name="T3">Anhang</text:span><text:s/>(appendix)</text:p>
        </text:list-item>
      </text:list>
      <text:p text:style-name="P13"/>
      <text:list text:style-name="L1">
        <text:list-item>
          <text:list>
            <text:list-item>
              <text:p text:style-name="P15">Diagramme (diagrams)</text:p>
            </text:list-item>
          </text:list>
        </text:list-item>
      </text:list>
      <text:p text:style-name="P13"/>
      <text:p text:style-name="P20"/>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487.6</meta:generator>
  </office:meta>
</office:document-meta>
</file>